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JP" fo:font-size="12pt" style:font-size-asian="12pt" style:font-size-complex="12pt"/>
    </style:style>
    <style:style style:name="P2" style:family="paragraph" style:parent-style-name="Standard">
      <style:text-properties style:font-name="Noto Serif CJK JP" fo:font-size="12pt" officeooo:rsid="002cd4e4" officeooo:paragraph-rsid="002cd4e4" style:font-size-asian="12pt" style:font-size-complex="12pt"/>
    </style:style>
    <style:style style:name="P3" style:family="paragraph" style:parent-style-name="Standard">
      <style:text-properties style:font-name="Noto Serif CJK JP" fo:font-size="12pt" officeooo:paragraph-rsid="002cd4e4" style:font-size-asian="12pt" style:font-size-complex="12pt"/>
    </style:style>
    <style:style style:name="T1" style:family="text">
      <style:text-properties officeooo:rsid="001bf32b"/>
    </style:style>
    <style:style style:name="T2" style:family="text">
      <style:text-properties style:font-name="Noto Serif CJK JP" fo:font-size="12pt" style:font-size-asian="12pt" style:font-size-complex="12pt"/>
    </style:style>
    <style:style style:name="T3" style:family="text">
      <style:text-properties style:font-name="Noto Serif CJK JP" fo:font-size="12pt" officeooo:rsid="001bf32b" style:font-size-asian="12pt" style:font-size-complex="12pt"/>
    </style:style>
    <style:style style:name="T4" style:family="text">
      <style:text-properties style:font-name="Noto Serif CJK JP" fo:font-size="12pt" officeooo:rsid="001d6391" style:font-size-asian="12pt" style:font-size-complex="12pt"/>
    </style:style>
    <style:style style:name="T5" style:family="text">
      <style:text-properties style:font-name="Noto Serif CJK JP" fo:font-size="12pt" officeooo:rsid="00225882" style:font-size-asian="12pt" style:font-size-complex="12pt"/>
    </style:style>
    <style:style style:name="T6" style:family="text">
      <style:text-properties officeooo:rsid="001d6391"/>
    </style:style>
    <style:style style:name="T7" style:family="text">
      <style:text-properties fo:color="#24292f" style:font-name="ui-monospace" fo:font-size="9.75pt"/>
    </style:style>
    <style:style style:name="T8" style:family="text">
      <style:text-properties fo:color="#24292f" style:font-name="ui-monospace" fo:font-size="9.75pt" officeooo:rsid="0029a524"/>
    </style:style>
    <style:style style:name="T9" style:family="text">
      <style:text-properties fo:color="#24292f" fo:font-size="9.75pt" officeooo:rsid="0029a524"/>
    </style:style>
    <style:style style:name="T10" style:family="text">
      <style:text-properties fo:color="#24292f" officeooo:rsid="0029a524"/>
    </style:style>
    <style:style style:name="T11" style:family="text">
      <style:text-properties fo:font-variant="normal" fo:text-transform="none" fo:color="#24292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4292f" fo:font-size="12pt" fo:letter-spacing="normal" fo:font-style="normal" fo:font-weight="normal" officeooo:rsid="0020ba26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24292f" fo:font-size="12pt" fo:letter-spacing="normal" fo:font-style="normal" fo:font-weight="normal" officeooo:rsid="00225882" fo:background-color="transparent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24292f" style:font-name="Noto Serif CJK JP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24292f" style:font-name="Noto Serif CJK JP" fo:font-size="12pt" fo:letter-spacing="normal" fo:font-style="normal" fo:font-weight="normal" officeooo:rsid="0020ba26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24292f" style:font-name="Noto Serif CJK JP" fo:font-size="12pt" fo:letter-spacing="normal" fo:font-style="normal" fo:font-weight="normal" officeooo:rsid="00225882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24292f" style:font-name="Noto Serif CJK JP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24292f" style:font-name="Noto Serif CJK JP" fo:font-size="12pt" fo:letter-spacing="normal" fo:font-style="normal" fo:font-weight="normal" officeooo:rsid="0020ba26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24292f" style:font-name="Noto Serif CJK JP" fo:font-size="12pt" fo:letter-spacing="normal" fo:font-style="normal" fo:font-weight="normal" officeooo:rsid="00225882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24292f" style:font-name="Noto Serif CJK JP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Noto Serif CJK JP" fo:letter-spacing="normal" fo:font-style="normal" fo:font-weight="normal" officeooo:rsid="0020ba26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Noto Serif CJK JP" fo:letter-spacing="normal" fo:font-style="normal" fo:font-weight="normal" officeooo:rsid="00225882" fo:background-color="transparent" loext:char-shading-value="0" loext:padding="0in" loext:border="none"/>
    </style:style>
    <style:style style:name="T23" style:family="text">
      <style:text-properties fo:font-variant="normal" fo:text-transform="none" fo:color="#292929" style:font-name="Noto Serif CJK JP" fo:font-size="12pt" fo:letter-spacing="normal" fo:font-style="normal" fo:font-weight="normal" officeooo:rsid="00225882" style:font-size-asian="12pt" style:font-size-complex="12pt"/>
    </style:style>
    <style:style style:name="T24" style:family="text">
      <style:text-properties fo:font-variant="normal" fo:text-transform="none" fo:color="#292929" fo:font-size="12pt" fo:letter-spacing="normal" fo:font-style="normal" fo:font-weight="normal" officeooo:rsid="00225882" style:font-size-asian="12pt" style:font-size-complex="12pt"/>
    </style:style>
    <style:style style:name="T25" style:family="text">
      <style:text-properties fo:font-variant="normal" fo:text-transform="none" fo:color="#292929" fo:letter-spacing="normal" fo:font-style="normal" fo:font-weight="normal" officeooo:rsid="00225882"/>
    </style:style>
    <style:style style:name="T26" style:family="text">
      <style:text-properties officeooo:rsid="00225882"/>
    </style:style>
    <style:style style:name="T27" style:family="text">
      <style:text-properties officeooo:rsid="0023c8d3"/>
    </style:style>
    <style:style style:name="T28" style:family="text">
      <style:text-properties officeooo:rsid="0029a524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1bf32b" style:font-size-asian="12pt" style:font-size-complex="12pt"/>
    </style:style>
    <style:style style:name="T31" style:family="text">
      <style:text-properties fo:font-size="12pt" officeooo:rsid="001d6391" style:font-size-asian="12pt" style:font-size-complex="12pt"/>
    </style:style>
    <style:style style:name="T32" style:family="text">
      <style:text-properties fo:font-size="12pt" officeooo:rsid="00225882" style:font-size-asian="12pt" style:font-size-complex="12pt"/>
    </style:style>
    <style:style style:name="T33" style:family="text">
      <style:text-properties style:font-name="Noto Serif CJK JP"/>
    </style:style>
    <style:style style:name="T34" style:family="text">
      <style:text-properties style:font-name="Noto Serif CJK JP" fo:font-size="12pt" style:font-size-asian="12pt" style:font-size-complex="12pt"/>
    </style:style>
    <style:style style:name="T35" style:family="text">
      <style:text-properties style:font-name="Noto Serif CJK JP" fo:font-size="12pt" officeooo:rsid="001bf32b" style:font-size-asian="12pt" style:font-size-complex="12pt"/>
    </style:style>
    <style:style style:name="T36" style:family="text">
      <style:text-properties style:font-name="Noto Serif CJK JP" officeooo:rsid="001bf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ocument:</text:p>
      <text:p text:style-name="P1"/>
      <text:p text:style-name="P1">Install git:</text:p>
      <text:p text:style-name="P1">sudo apt install git</text:p>
      <text:p text:style-name="P1">Change to folder to install:</text:p>
      <text:p text:style-name="P1">cd Desktop/</text:p>
      <text:p text:style-name="P1">Clone odtk from git:</text:p>
      <text:p text:style-name="Standard"><text:span text:style-name="T2">git clone </text:span><text:a xlink:type="simple" xlink:href="https://github.com/nvidia/retinanet-examples" text:style-name="Internet_20_link" text:visited-style-name="Visited_20_Internet_20_Link"><text:span text:style-name="T2">https://github.com/nvidia/retinanet-examples</text:span></text:a></text:p>
      <text:p text:style-name="P1">Install docker:</text:p>
      <text:p text:style-name="P1">sudo apt install docker.io</text:p>
      <text:p text:style-name="P1">Build docker file (Takes a bit):</text:p>
      <text:p text:style-name="P1">sudo docker build -t odtk:latest retinanet-examples/</text:p>
      <text:p text:style-name="P1">Update nvidia driver:</text:p>
      <text:p text:style-name="P1">sudo apt install nvidia-driver-440</text:p>
      <text:p text:style-name="P1">Install curl:</text:p>
      <text:p text:style-name="P1">sudo apt install curl</text:p>
      <text:p text:style-name="P1">Install nvidia container toolkit:</text:p>
      <text:p text:style-name="Preformatted_20_Text"><text:span text:style-name="Source_20_Text"><text:span text:style-name="T2">curl -s -L https://nvidia.github.io/nvidia-docker/gpgkey | sudo apt-key add -</text:span></text:span></text:p>
      <text:p text:style-name="P1">curl -s -L https://nvidia.github.io/nvidia-docker/ubuntu18.04/nvidia-docker.list | sudo tee /etc/apt/sources.list.d/nvidia-docker.list</text:p>
      <text:p text:style-name="Standard"><text:span text:style-name="Source_20_Text"><text:span text:style-name="T2">sudo apt-get update</text:span></text:span></text:p>
      <text:p text:style-name="Standard"><text:span text:style-name="Source_20_Text"><text:span text:style-name="T2">sudo apt-get install -y nvidia-container-toolkit</text:span></text:span></text:p>
      <text:p text:style-name="Standard"><text:span text:style-name="Source_20_Text"><text:span text:style-name="T2">Install 470 driver from softwares and updates (Errors came from other driver maybe not needed)</text:span></text:span></text:p>
      <text:p text:style-name="Standard"><text:span text:style-name="Source_20_Text"><text:span text:style-name="T2">Restart pc.<text:line-break/></text:span></text:span><text:span text:style-name="T2">Run docker:</text:span></text:p>
      <text:p text:style-name="P1">sudo docker run -v $HOME/Desktop/rotatedBBoxApplication:/workspace/rotatedBBoxApplication --gpus all --rm --ipc=host -it odtk:latest </text:p>
      <text:p text:style-name="P1"/>
      <text:p text:style-name="P1">Run training:</text:p>
      <text:p text:style-name="P1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1"/>
      <text:p text:style-name="P1">Install tensorboard:</text:p>
      <text:p text:style-name="P1"><text:soft-page-break/>sudo apt-get install python3-venv -y</text:p>
      <text:p text:style-name="P1">python3 -m venv venv</text:p>
      <text:p text:style-name="P1">source ./venv/bin/activate</text:p>
      <text:p text:style-name="P1">pip install -U pip</text:p>
      <text:p text:style-name="P1">pip install -U setuptools</text:p>
      <text:p text:style-name="P1">pip install tensorflow</text:p>
      <text:p text:style-name="P1">pip install --upgrade tensorflow-gpu</text:p>
      <text:p text:style-name="P1">tensorboard --logdir Desktop/rotatedBBoxApplication/Logs</text:p>
      <text:p text:style-name="P1"/>
      <text:p text:style-name="P2">Run tensorboard:</text:p>
      <text:p text:style-name="P1"/>
      <text:p text:style-name="P3">tensorboard --logdir Desktop/rotatedBBoxApplication/Logs</text:p>
      <text:p text:style-name="P3">source ./venv/bin/activate</text:p>
      <text:p text:style-name="P1">Run inference:</text:p>
      <text:p text:style-name="P1"/>
      <text:p text:style-name="P1">odtk infer /workspace/rotatedBBoxApplication/Szakdolgozat/retinanet_rn50fpn.pth --images=/workspace/rotatedBBoxApplication/Szakdolgozat/Training/ValIMG --output=/workspace/rotatedBBoxApplication/detections_10_03.js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6:06:58.053561291</meta:creation-date>
    <dc:date>2021-10-03T23:37:55.729468379</dc:date>
    <meta:editing-duration>PT59M3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13" meta:character-count="2166" meta:non-whitespace-character-count="2004"/>
  </office:meta>
</office:document-meta>
</file>